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9999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dividi el codigo en modulos para local storage y lo cambi</text:p>
      <text:p text:style-name="Standard"/>
      <text:p text:style-name="Standard"/>
      <text:p text:style-name="Standard">(function (){</text:p>
      <text:p text:style-name="Standard"/>
      <text:p text:style-name="Standard"><text:s/>var $form;</text:p>
      <text:p text:style-name="Standard"/>
      <text:p text:style-name="Standard"><text:s/>function init(){</text:p>
      <text:p text:style-name="Standard"><text:s text:c="2"/>$form = $('form');</text:p>
      <text:p text:style-name="Standard"><text:s text:c="2"/><text:span text:style-name="T1">setupListeners();</text:span></text:p>
      <text:p text:style-name="Standard"><text:s/>}</text:p>
      <text:p text:style-name="Standard"/>
      <text:p text:style-name="Standard"><text:s/>function setupListener(){</text:p>
      <text:p text:style-name="Standard"><text:s text:c="2"/>$form.on('submit', onFormSubmit);</text:p>
      <text:p text:style-name="Standard"><text:s/>}</text:p>
      <text:p text:style-name="Standard"/>
      <text:p text:style-name="Standard"><text:s/>function onFormSubmit(){</text:p>
      <text:p text:style-name="Standard"><text:s text:c="2"/>var serializeData = form.serializeArray(),</text:p>
      <text:p text:style-name="Standard"><text:s text:c="3"/>data = {};</text:p>
      <text:p text:style-name="Standard"><text:s text:c="2"/></text:p>
      <text:p text:style-name="Standard"><text:s text:c="2"/>serializeData.forEach(function (keyValue){</text:p>
      <text:p text:style-name="Standard"><text:s text:c="3"/>data[keyValue.name] = keyValue.value;</text:p>
      <text:p text:style-name="Standard"><text:s text:c="2"/>});</text:p>
      <text:p text:style-name="Standard"><text:s text:c="2"/>service.createUser(data).done(function (){</text:p>
      <text:p text:style-name="Standard"><text:s text:c="3"/>window.location = "google.com";</text:p>
      <text:p text:style-name="Standard"><text:s text:c="2"/>});</text:p>
      <text:p text:style-name="Standard"><text:s/>}</text:p>
      <text:p text:style-name="Standard">init(); //cuando llego </text:p>
      <text:p text:style-name="Standard"/>
      <text:p text:style-name="Standard">}<text:span text:style-name="T2">()); <text:s/>//cuando llego aca lo ejecuto al codigo</text:span></text:p>
      <text:p text:style-name="Standard"/>
      <text:p text:style-name="Standard">var service = (function (){</text:p>
      <text:p text:style-name="Standard"><text:s/>var CREATE_URL = 'asd';</text:p>
      <text:p text:style-name="Standard"/>
      <text:p text:style-name="Standard"><text:s/>function createUser(user){</text:p>
      <text:p text:style-name="Standard"><text:s text:c="2"/>return $.post(CREATE_URL, user);</text:p>
      <text:p text:style-name="Standard"><text:s/>}</text:p>
      <text:p text:style-name="Standard"/>
      <text:p text:style-name="Standard"><text:s/>return{</text:p>
      <text:p text:style-name="Standard"><text:s text:c="2"/>createUser: createUser;</text:p>
      <text:p text:style-name="Standard"><text:s/>}</text:p>
      <text:p text:style-name="Standard"/>
      <text:p text:style-name="Standard">}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ar utils=(function (){</text:p>
      <text:p text:style-name="Standard"/>
      <text:p text:style-name="Standard">function getFormdata <text:span text:style-name="T3">($form)</text:span></text:p>
      <text:p text:style-name="Standard">var serializedata =$form.serializearray();</text:p>
      <text:p text:style-name="Standard">var data{};</text:p>
      <text:p text:style-name="Standard"/>
      <text:p text:style-name="Standard">serializedata.foreach(function(keyvalue)</text:p>
      <text:p text:style-name="Standard">{</text:p>
      <text:p text:style-name="Standard">data[keyvalue.name]=keyvalue.name</text:p>
      <text:p text:style-name="Standard">});</text:p>
      <text:p text:style-name="Standard">return data;</text:p>
      <text:p text:style-name="Standard">} <text:s/></text:p>
      <text:p text:style-name="Standard"><text:s text:c="4"/>}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n </meta:initial-creator>
    <meta:creation-date>2016-06-07T11:55:33.60</meta:creation-date>
    <meta:document-statistic meta:table-count="0" meta:image-count="0" meta:object-count="0" meta:page-count="2" meta:paragraph-count="43" meta:word-count="99" meta:character-count="885"/>
    <dc:date>2016-06-07T16:45:52.26</dc:date>
    <dc:creator>Julian </dc:creator>
    <meta:editing-duration>PT3H34M47S</meta:editing-duration>
    <meta:editing-cycles>1</meta:editing-cycles>
    <meta:generator>OpenOffice/4.1.2$Win32 OpenOffice.org_project/412m3$Build-9782</meta:generator>
  </office:meta>
</office:document-meta>
</file>